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04cm" svg:height="11.508cm" svg:x="22.155cm" svg:y="15.772cm">
            <draw:object draw:notify-on-update-of-ranges="Sheet1.A1:Sheet1.A1 Sheet1.A2:Sheet1.A9 Sheet1.B1:Sheet1.B1 Sheet1.B2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008cm" svg:height="11.262cm" svg:x="0.302cm" svg:y="15.911cm">
            <draw:object draw:notify-on-update-of-ranges="Sheet1.A1:Sheet1.A1 Sheet1.A2:Sheet1.A9 Sheet1.C1:Sheet1.C1 Sheet1.C2:Sheet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871cm" svg:height="9.656cm" svg:x="21.412cm" svg:y="5.976cm">
            <draw:object draw:notify-on-update-of-ranges="Sheet1.G1:Sheet1.G1 Sheet1.G2:Sheet1.G9 Sheet1.H1:Sheet1.H1 Sheet1.H2:Sheet1.H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356cm" svg:height="9.499cm" svg:x="0.267cm" svg:y="6.029cm">
            <draw:object draw:notify-on-update-of-ranges="Sheet1.G1:Sheet1.G1 Sheet1.G2:Sheet1.G9 Sheet1.I1:Sheet1.I1 Sheet1.I2:Sheet1.I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clust coeff</text:p>
          </table:table-cell>
          <table:table-cell table:number-columns-repeated="3"/>
          <table:table-cell office:value-type="string" calcext:value-type="string">
            <text:p>cutoff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clust coe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26" calcext:value-type="float">
            <text:p>426</text:p>
          </table:table-cell>
          <table:table-cell office:value-type="float" office:value="0.71" calcext:value-type="float">
            <text:p>0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15:17.023788727</meta:creation-date>
    <dc:date>2016-06-03T12:22:21.171310975</dc:date>
    <meta:editing-duration>PT51M53S</meta:editing-duration>
    <meta:editing-cycles>1</meta:editing-cycles>
    <meta:document-statistic meta:table-count="1" meta:cell-count="54" meta:object-count="4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05cm" svg:height="11.509cm" xlink:href=".." xlink:type="simple" chart:class="chart:scatter" chart:style-name="ch1">
        <chart:legend chart:legend-position="end" svg:x="18.924cm" svg:y="5.455cm" style:legend-expansion="high" chart:style-name="ch2"/>
        <chart:plot-area chart:style-name="ch3" table:cell-range-address="Sheet1.A1:Sheet1.B9" chart:data-source-has-labels="row" svg:x="0.412cm" svg:y="0.23cm" svg:width="18.1cm" svg:height="11.049cm">
          <chartooo:coordinate-region svg:x="1.219cm" svg:y="0.429cm" svg:width="17.106cm" svg:height="10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d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9</svg:desc>
                </draw:g>
              </table:table-cell>
              <table:table-cell office:value-type="float" office:value="8">
                <text:p>8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09cm" svg:height="11.263cm" xlink:href=".." xlink:type="simple" chart:class="chart:scatter" chart:style-name="ch1">
        <chart:legend chart:legend-position="end" svg:x="18.666cm" svg:y="5.332cm" style:legend-expansion="high" chart:style-name="ch2"/>
        <chart:plot-area chart:style-name="ch3" table:cell-range-address="Sheet1.A1:Sheet1.A9 Sheet1.C1:Sheet1.C9" chart:data-source-has-labels="row" svg:x="0.42cm" svg:y="0.225cm" svg:width="17.826cm" svg:height="10.813cm">
          <chartooo:coordinate-region svg:x="1.147cm" svg:y="0.424cm" svg:width="16.912cm" svg:height="9.9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" chart:label-cell-address="Sheet1.C1:Sheet1.C1" chart:class="chart:scatter">
            <chart:domain table:cell-range-address="Sheet1.A2:Sheet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72cm" svg:height="9.657cm" xlink:href=".." xlink:type="simple" chart:class="chart:scatter" chart:style-name="ch1">
        <chart:legend chart:legend-position="end" svg:x="20.191cm" svg:y="4.529cm" style:legend-expansion="high" chart:style-name="ch2"/>
        <chart:plot-area chart:style-name="ch3" table:cell-range-address="Sheet1.G1:Sheet1.H9" chart:data-source-has-labels="row" svg:x="0.437cm" svg:y="0.193cm" svg:width="19.317cm" svg:height="9.271cm">
          <chartooo:coordinate-region svg:x="1.244cm" svg:y="0.392cm" svg:width="18.323cm" svg:height="8.4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" chart:label-cell-address="Sheet1.H1:Sheet1.H1" chart:class="chart:scatter">
            <chart:domain table:cell-range-address="Sheet1.G2:Sheet1.G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dge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G2:Sheet1.G9</svg:desc>
                </draw:g>
              </table:table-cell>
              <table:table-cell office:value-type="float" office:value="45">
                <text:p>45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26">
                <text:p>4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57cm" svg:height="9.5cm" xlink:href=".." xlink:type="simple" chart:class="chart:scatter" chart:style-name="ch1">
        <chart:legend chart:legend-position="end" svg:x="18.014cm" svg:y="4.451cm" style:legend-expansion="high" chart:style-name="ch2"/>
        <chart:plot-area chart:style-name="ch3" table:cell-range-address="Sheet1.G1:Sheet1.G9 Sheet1.I1:Sheet1.I9" chart:data-source-has-labels="row" svg:x="0.407cm" svg:y="0.19cm" svg:width="17.2cm" svg:height="9.12cm">
          <chartooo:coordinate-region svg:x="1.134cm" svg:y="0.389cm" svg:width="16.286cm" svg:height="8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scatter">
            <chart:domain table:cell-range-address="Sheet1.G2:Sheet1.G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lust coeff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G2:Sheet1.G9</svg:desc>
                </draw:g>
              </table:table-cell>
              <table:table-cell office:value-type="float" office:value="0">
                <text:p>0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